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style:font-name="Times New Roman1" fo:font-weight="bold" style:font-weight-asian="bold" style:font-weight-complex="bold"/>
    </style:style>
    <style:style style:name="P2" style:family="paragraph" style:parent-style-name="Standard">
      <style:text-properties style:font-name="Times New Roman1" fo:font-weight="bold" officeooo:paragraph-rsid="0018f850" style:font-weight-asian="bold" style:font-weight-complex="bold"/>
    </style:style>
    <style:style style:name="P3" style:family="paragraph" style:parent-style-name="Standard">
      <style:text-properties style:font-name="Times New Roman1" fo:font-weight="bold" officeooo:paragraph-rsid="001701eb" style:font-weight-asian="bold" style:font-weight-complex="bold"/>
    </style:style>
    <style:style style:name="P4" style:family="paragraph" style:parent-style-name="Standard">
      <style:text-properties style:font-name="Times New Roman1" fo:font-weight="bold" officeooo:paragraph-rsid="001af1ec" style:font-weight-asian="bold" style:font-weight-complex="bold"/>
    </style:style>
    <style:style style:name="P5" style:family="paragraph" style:parent-style-name="Standard">
      <style:text-properties style:font-name="Times New Roman1" fo:font-weight="normal" officeooo:rsid="001bf68a" officeooo:paragraph-rsid="001af1ec" style:font-weight-asian="normal" style:font-weight-complex="normal"/>
    </style:style>
    <style:style style:name="P6" style:family="paragraph" style:parent-style-name="Standard">
      <style:text-properties style:font-name="Times New Roman1" fo:font-weight="bold" officeooo:paragraph-rsid="001c2219" style:font-weight-asian="bold" style:font-weight-complex="bold"/>
    </style:style>
    <style:style style:name="P7" style:family="paragraph" style:parent-style-name="Standard">
      <style:text-properties style:font-name="Times New Roman1" fo:font-weight="normal" style:font-weight-asian="normal" style:font-weight-complex="normal"/>
    </style:style>
    <style:style style:name="P8" style:family="paragraph" style:parent-style-name="Standard">
      <style:text-properties style:font-name="Times New Roman1" fo:font-weight="normal" officeooo:paragraph-rsid="0037a020" style:font-weight-asian="normal" style:font-weight-complex="normal"/>
    </style:style>
    <style:style style:name="P9" style:family="paragraph" style:parent-style-name="Standard">
      <style:text-properties style:font-name="Times New Roman1" fo:font-weight="normal" officeooo:paragraph-rsid="00329529" style:font-weight-asian="normal" style:font-weight-complex="normal"/>
    </style:style>
    <style:style style:name="P10" style:family="paragraph" style:parent-style-name="Standard">
      <style:text-properties style:font-name="Times New Roman1" fo:font-weight="bold" officeooo:paragraph-rsid="00329529" style:font-weight-asian="bold" style:font-weight-complex="bold"/>
    </style:style>
    <style:style style:name="P11" style:family="paragraph" style:parent-style-name="Standard">
      <style:text-properties style:font-name="Times New Roman1" fo:font-weight="normal" officeooo:paragraph-rsid="002544af" style:font-weight-asian="normal" style:font-weight-complex="normal"/>
    </style:style>
    <style:style style:name="P12" style:family="paragraph" style:parent-style-name="Standard">
      <style:text-properties style:font-name="Times New Roman1" fo:font-weight="normal" officeooo:paragraph-rsid="003c32b7" style:font-weight-asian="normal" style:font-weight-complex="normal"/>
    </style:style>
    <style:style style:name="P13" style:family="paragraph" style:parent-style-name="Standard">
      <style:text-properties style:font-name="Times New Roman1" fo:font-weight="normal" officeooo:paragraph-rsid="0036183b" style:font-weight-asian="normal" style:font-weight-complex="normal"/>
    </style:style>
    <style:style style:name="P14" style:family="paragraph" style:parent-style-name="Standard">
      <style:text-properties style:font-name="Times New Roman1" fo:font-weight="normal" officeooo:paragraph-rsid="0045e6c3" style:font-weight-asian="normal" style:font-weight-complex="normal"/>
    </style:style>
    <style:style style:name="P15" style:family="paragraph" style:parent-style-name="Standard">
      <style:text-properties style:font-name="Times New Roman1" fo:font-weight="bold" officeooo:paragraph-rsid="0045e6c3" style:font-weight-asian="bold" style:font-weight-complex="bold"/>
    </style:style>
    <style:style style:name="T1" style:family="text">
      <style:text-properties fo:font-weight="normal" officeooo:rsid="001111ee" style:font-weight-asian="normal" style:font-weight-complex="normal"/>
    </style:style>
    <style:style style:name="T2" style:family="text">
      <style:text-properties fo:font-weight="normal" officeooo:rsid="001a4f93" style:font-weight-asian="normal" style:font-weight-complex="normal"/>
    </style:style>
    <style:style style:name="T3" style:family="text">
      <style:text-properties fo:font-weight="normal" officeooo:rsid="0018b163" style:font-weight-asian="normal" style:font-weight-complex="normal"/>
    </style:style>
    <style:style style:name="T4" style:family="text">
      <style:text-properties fo:font-weight="normal" officeooo:rsid="0018f850" style:font-weight-asian="normal" style:font-weight-complex="normal"/>
    </style:style>
    <style:style style:name="T5" style:family="text">
      <style:text-properties fo:font-weight="normal" officeooo:rsid="001701eb" style:font-weight-asian="normal" style:font-weight-complex="normal"/>
    </style:style>
    <style:style style:name="T6" style:family="text">
      <style:text-properties fo:font-weight="normal" officeooo:rsid="001af1ec" style:font-weight-asian="normal" style:font-weight-complex="normal"/>
    </style:style>
    <style:style style:name="T7" style:family="text">
      <style:text-properties fo:font-weight="normal" officeooo:rsid="003c42a3" style:font-weight-asian="normal" style:font-weight-complex="normal"/>
    </style:style>
    <style:style style:name="T8" style:family="text">
      <style:text-properties fo:font-weight="normal" officeooo:rsid="001bf68a" style:font-weight-asian="normal" style:font-weight-complex="normal"/>
    </style:style>
    <style:style style:name="T9" style:family="text">
      <style:text-properties fo:font-weight="normal" officeooo:rsid="001c2219" style:font-weight-asian="normal" style:font-weight-complex="normal"/>
    </style:style>
    <style:style style:name="T10" style:family="text">
      <style:text-properties fo:font-weight="normal" officeooo:rsid="001e4aa6" style:font-weight-asian="normal" style:font-weight-complex="normal"/>
    </style:style>
    <style:style style:name="T11" style:family="text">
      <style:text-properties fo:font-weight="normal" officeooo:rsid="001dee00" style:font-weight-asian="normal" style:font-weight-complex="normal"/>
    </style:style>
    <style:style style:name="T12" style:family="text">
      <style:text-properties fo:font-weight="normal" officeooo:rsid="003da978" style:font-weight-asian="normal" style:font-weight-complex="normal"/>
    </style:style>
    <style:style style:name="T13" style:family="text">
      <style:text-properties fo:font-weight="normal" officeooo:rsid="0020fae9" style:font-weight-asian="normal" style:font-weight-complex="normal"/>
    </style:style>
    <style:style style:name="T14" style:family="text">
      <style:text-properties fo:font-weight="normal" style:font-weight-asian="normal" style:font-weight-complex="normal"/>
    </style:style>
    <style:style style:name="T15" style:family="text">
      <style:text-properties officeooo:rsid="00329529"/>
    </style:style>
    <style:style style:name="T16" style:family="text">
      <style:text-properties fo:font-weight="bold" style:font-weight-asian="bold" style:font-weight-complex="bold"/>
    </style:style>
    <style:style style:name="T17" style:family="text">
      <style:text-properties officeooo:rsid="0036183b"/>
    </style:style>
    <style:style style:name="T18" style:family="text">
      <style:text-properties officeooo:rsid="00343b8c"/>
    </style:style>
    <style:style style:name="T19" style:family="text">
      <style:text-properties fo:font-weight="normal" officeooo:rsid="00343b8c" style:font-weight-asian="normal" style:font-weight-complex="normal"/>
    </style:style>
    <style:style style:name="T20" style:family="text">
      <style:text-properties fo:font-weight="normal" officeooo:rsid="0041e68e" style:font-weight-asian="normal" style:font-weight-complex="normal"/>
    </style:style>
    <style:style style:name="T21" style:family="text">
      <style:text-properties fo:font-weight="normal" officeooo:rsid="00435508" style:font-weight-asian="normal" style:font-weight-complex="normal"/>
    </style:style>
    <style:style style:name="T22" style:family="text">
      <style:text-properties fo:font-weight="normal" officeooo:rsid="003ea0aa" style:font-weight-asian="normal" style:font-weight-complex="normal"/>
    </style:style>
    <style:style style:name="T23" style:family="text">
      <style:text-properties fo:font-weight="normal" officeooo:rsid="003fc27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text:s/>Summarize one real-world written business report that can be created from the DVD Dataset from the “Labs on Demand Assessment Environment and DVD Database” attachment.</text:p>
      <text:p text:style-name="P2"><text:tab/><text:span text:style-name="T1">Th</text:span><text:span text:style-name="T2">e following</text:span><text:span text:style-name="T1"> report focuses on analyzing key aspects of the DVD rental business that stakeholders can leverage to make data-driven decisions. </text:span><text:span text:style-name="T3">The report will</text:span><text:span text:style-name="T1"> focus will be on customer retention and store performance. </text:span><text:span text:style-name="T3">T</text:span><text:span text:style-name="T1">he analysis will cover three main aspects: </text:span><text:span text:style-name="T4">t</text:span><text:span text:style-name="T1">he number of new customers who rented again within 90 days of their first rental, </text:span><text:span text:style-name="T3">s</text:span><text:span text:style-name="T1">tore locations and their influence on customer retention rates, </text:span><text:span text:style-name="T3">and t</text:span><text:span text:style-name="T1">he average retention period of customers grouped by location </text:span><text:span text:style-name="T4">in order to</text:span><text:span text:style-name="T1"> help identify stores that are most successful at encouraging repeat business.</text:span></text:p>
      <text:p text:style-name="P2"><text:span text:style-name="T1"/></text:p>
      <text:p text:style-name="P2"><text:span text:style-name="T1"><text:tab/>The summary report will show the total number of new customers who returned within 90 days, grouped by store location. The detailed report will </text:span><text:span text:style-name="T4">show the </text:span><text:span text:style-name="T1">average retention of customers per store location, offering stakeholders insights into store-level performance.</text:span></text:p>
      <text:p text:style-name="P1"/>
      <text:p text:style-name="P3"><text:tab/>1. <text:s/>Identify the specific fields that will be included in the detailed table and the summary table of the report.</text:p>
      <text:p text:style-name="P1"><text:tab/><text:span text:style-name="T5">In the summary table, the specific fields are:</text:span></text:p>
      <text:p text:style-name="P1"><text:span text:style-name="T5"><text:tab/><text:tab/></text:span><text:span text:style-name="T4">store_id (integer, </text:span><text:span text:style-name="T6">primary key</text:span><text:span text:style-name="T4">),</text:span></text:p>
      <text:p text:style-name="P1"><text:span text:style-name="T4"><text:tab/><text:tab/></text:span><text:span text:style-name="T6">new_customers_retained (int</text:span><text:span text:style-name="T7">eger).</text:span></text:p>
      <text:p text:style-name="P1"><text:span text:style-name="T6"/></text:p>
      <text:p text:style-name="P4"><text:span text:style-name="T6"><text:tab/></text:span><text:span text:style-name="T5">In the </text:span><text:span text:style-name="T6">detailed</text:span><text:span text:style-name="T5"> table, the specific fields are:</text:span></text:p>
      <text:p text:style-name="P4"><text:span text:style-name="T5"><text:tab/><text:tab/></text:span><text:span text:style-name="T8">store_id (integer, primary key),</text:span></text:p>
      <text:p text:style-name="P5"><text:tab/><text:tab/>avg_retention_days (numeric).</text:p>
      <text:p text:style-name="P1"/>
      <text:p text:style-name="P1"><text:tab/>2. <text:s/>Describe the types of data fields used for the report.</text:p>
      <text:p text:style-name="P6"><text:tab/><text:span text:style-name="T9">The types of data fields used for this report are integer and numeric. Integer is used for the store identification (store_id) as the DVD Rental world already assigned the store identification to integer. Integer is also used for the new field of new customers retained (</text:span><text:span text:style-name="T6">new_customers_retained</text:span><text:span text:style-name="T9">). This allows an easy-to-visualize number for understanding the summary report. Numeric is used for the calculated average retention days (avg_retention_days). This is due to the fact that the aggregate function average (AVG) is considered numeric by default in SQL.</text:span></text:p>
      <text:p text:style-name="P1"/>
      <text:p text:style-name="P1"><text:tab/>3. <text:s/>Identify at least two specific tables from the given dataset that will provide the data necessary for the detailed table section and the summary table section of the report.</text:p>
      <text:p text:style-name="P1"><text:tab/><text:span text:style-name="T10">The detailed table section will be using the </text:span><text:span text:style-name="T7">customer table, rental table, and inventory table</text:span><text:span text:style-name="T10">. </text:span><text:span text:style-name="T11">The summary table section will be using the </text:span><text:span text:style-name="T12">customer table, rental table, and inventory table</text:span><text:span text:style-name="T11"> </text:span><text:span text:style-name="T10">from the detailed table section</text:span><text:span text:style-name="T11">. </text:span></text:p>
      <text:p text:style-name="P1"/>
      <text:p text:style-name="P1"><text:tab/>4. <text:s/>Identify at least one field in the detailed table section that will require a custom transformation with a user-defined function and explain why it should be transformed (e.g., you might translate a field with a value of N to No and Y to Yes).</text:p>
      <text:p text:style-name="P1"><text:tab/><text:span text:style-name="T13">The field avg_rentention_days will require a custom transformation with a user-defined function. The field calculates the average of days between a new customer’s first rental and their next rental. A user-defined function is needed because SQL may not be able to correctly calculate the difference between the dates. The reason for the transformation is due to the retention period not being a standard field in the database.</text:span></text:p>
      <text:p text:style-name="P1"><text:soft-page-break/><text:tab/>5. <text:s/>Explain the different business uses of the detailed table section and the summary table section of the report.</text:p>
      <text:p text:style-name="P1"><text:tab/><text:span text:style-name="T13">Stakeholders can use the summary table section to have a quick overview of the performance of a store in terms of customer retention. The detailed table section provides more granular insights on the engagement of a customer with the store. In turn, these insights will have information to help identify stores that require improvements.</text:span></text:p>
      <text:p text:style-name="P1"/>
      <text:p text:style-name="P1"><text:tab/>6. <text:s/>Explain how frequently your report should be refreshed to remain relevant to stakeholders.</text:p>
      <text:p text:style-name="P1"><text:tab/><text:span text:style-name="T13">This report should be refreshed monthly in order to have up-to-date information regarding customer retention and store performance. Given that retention periods are easier to see through longer periods of time, refreshing more than once a month will give little value to stakeholders.</text:span></text:p>
      <text:p text:style-name="P1"/>
      <text:p text:style-name="P1">B. <text:s/>Provide original code for function(s) in text format that perform the transformation(s) you identified in part A4.</text:p>
      <text:p text:style-name="P1"><text:tab/><text:span text:style-name="T14">CREATE OR REPLACE FUNCTION calculate_retention_days(cust_id INT)</text:span></text:p>
      <text:p text:style-name="P7"><text:tab/>RETURNS INT LANGUAGE plpgsql AS $$</text:p>
      <text:p text:style-name="P7"><text:tab/>DECLARE</text:p>
      <text:p text:style-name="P7"><text:tab/><text:tab/>first_rental DATE;</text:p>
      <text:p text:style-name="P7"><text:tab/><text:tab/>second_rental DATE;</text:p>
      <text:p text:style-name="P7"><text:tab/>BEGIN</text:p>
      <text:p text:style-name="P7"><text:tab/><text:tab/>-- Get the first rental date</text:p>
      <text:p text:style-name="P7"><text:tab/><text:tab/>SELECT MIN(rental_date)::date INTO first_rental</text:p>
      <text:p text:style-name="P7"><text:tab/><text:tab/>FROM rental</text:p>
      <text:p text:style-name="P7"><text:tab/><text:tab/>WHERE customer_id = cust_id;</text:p>
      <text:p text:style-name="P1"><text:span text:style-name="T14"/></text:p>
      <text:p text:style-name="P7"><text:tab/><text:tab/>-- Get the second rental date</text:p>
      <text:p text:style-name="P7"><text:tab/><text:tab/>SELECT MIN(rental_date)::date INTO second_rental</text:p>
      <text:p text:style-name="P7"><text:tab/><text:tab/>FROM rental</text:p>
      <text:p text:style-name="P7"><text:tab/><text:tab/>WHERE customer_id = cust_id</text:p>
      <text:p text:style-name="P7"><text:tab/><text:tab/>AND rental_date::date &gt; first_rental;</text:p>
      <text:p text:style-name="P1"><text:span text:style-name="T14"/></text:p>
      <text:p text:style-name="P7"><text:tab/><text:tab/>-- Calculates the difference in days via CASE expression if second_rental is not NULL</text:p>
      <text:p text:style-name="P7"><text:tab/><text:tab/>RETURN CASE </text:p>
      <text:p text:style-name="P7"><text:tab/><text:tab/><text:tab/>WHEN second_rental IS NOT NULL THEN second_rental - first_rental</text:p>
      <text:p text:style-name="P8"><text:tab/><text:tab/><text:tab/>ELSE NULL</text:p>
      <text:p text:style-name="P8"><text:tab/><text:tab/>END;</text:p>
      <text:p text:style-name="P7"><text:tab/>END;</text:p>
      <text:p text:style-name="P9"><text:tab/>$$;</text:p>
      <text:p text:style-name="P10">C. <text:s/>Provide original SQL code in a text format that creates the detailed and summary tables to hold your report table sections.</text:p>
      <text:p text:style-name="P1"><text:tab/><text:span text:style-name="T14">-- Creates summary table</text:span></text:p>
      <text:p text:style-name="P11"><text:tab/>CREATE TABLE customer_retention_summary (</text:p>
      <text:p text:style-name="P11"><text:tab/><text:tab/>store_id INT PRIMARY KEY,</text:p>
      <text:p text:style-name="P11"><text:tab/><text:tab/>new_customers_retained INT</text:p>
      <text:p text:style-name="P7"><text:soft-page-break/><text:tab/>);</text:p>
      <text:p text:style-name="P1"><text:span text:style-name="T14"/></text:p>
      <text:p text:style-name="P7"><text:tab/>-- Creates detailed table</text:p>
      <text:p text:style-name="P11"><text:tab/>CREATE TABLE customer_retention_details (</text:p>
      <text:p text:style-name="P11"><text:tab/><text:tab/>store_id INT PRIMARY KEY,</text:p>
      <text:p text:style-name="P11"><text:tab/><text:tab/>avg_retention_days NUMERIC</text:p>
      <text:p text:style-name="P7"><text:tab/>);</text:p>
      <text:p text:style-name="P1"/>
      <text:p text:style-name="P1">D. <text:s/>Provide an original SQL query in a text format that will extract the raw data needed for the detailed section of your report from the source database.</text:p>
      <text:p text:style-name="P1"><text:tab/><text:span text:style-name="T14">SELECT</text:span></text:p>
      <text:p text:style-name="P7"><text:tab/><text:tab/>s.store_id,</text:p>
      <text:p text:style-name="P7"><text:tab/><text:tab/>AVG(calculate_retention_days(c.customer_id)) AS avg_retention_days</text:p>
      <text:p text:style-name="P7"><text:tab/>FROM customer c</text:p>
      <text:p text:style-name="P7"><text:tab/>INNER JOIN rental r ON c.customer_id = r.customer_id</text:p>
      <text:p text:style-name="P7"><text:tab/>INNER JOIN inventory i ON r.inventory_id = i.inventory_id</text:p>
      <text:p text:style-name="P7"><text:tab/>GROUP BY i.store_id;</text:p>
      <text:p text:style-name="P1"/>
      <text:p text:style-name="P1">E. <text:s/>Provide original SQL code in a text format that creates a trigger on the detailed table of the report that will continually update the summary table as data is added to the detailed table.</text:p>
      <text:p text:style-name="P7"><text:tab/>CREATE OR REPLACE FUNCTION update_summary_table()</text:p>
      <text:p text:style-name="P7"><text:tab/>RETURNS TRIGGER LANGUAGE plpgsql AS $$</text:p>
      <text:p text:style-name="P7"><text:tab/>BEGIN</text:p>
      <text:p text:style-name="P7"><text:tab/><text:tab/>-- Deletes existing summary for this store</text:p>
      <text:p text:style-name="P7"><text:tab/><text:tab/>DELETE FROM customer_retention_summary WHERE store_id = NEW.store_id;</text:p>
      <text:p text:style-name="P7"><text:s text:c="4"/></text:p>
      <text:p text:style-name="P7"><text:tab/><text:tab/>-- Inserts updated summary</text:p>
      <text:p text:style-name="P7"><text:tab/><text:tab/>INSERT INTO customer_retention_summary (store_id, new_customers_retained)</text:p>
      <text:p text:style-name="P7"><text:tab/><text:tab/>SELECT </text:p>
      <text:p text:style-name="P7"><text:tab/><text:tab/><text:tab/>NEW.store_id,</text:p>
      <text:p text:style-name="P7"><text:tab/><text:tab/><text:tab/>COUNT(*) FILTER (WHERE calculate_retention_days(c.<text:span text:style-name="T15">c</text:span>ustomer_id) &lt;= 90)</text:p>
      <text:p text:style-name="P7"><text:tab/><text:tab/>FROM customer c</text:p>
      <text:p text:style-name="P7"><text:tab/><text:tab/>INNER JOIN rental r ON c.customer_id = r.customer_id</text:p>
      <text:p text:style-name="P7"><text:tab/><text:tab/>INNER JOIN inventory i ON r.inventory_id = i.inventory_id</text:p>
      <text:p text:style-name="P7"><text:tab/><text:tab/>WHERE i.store_id = NEW.store_id;</text:p>
      <text:p text:style-name="P7"/>
      <text:p text:style-name="P7"><text:tab/><text:tab/>RETURN NEW;</text:p>
      <text:p text:style-name="P7"><text:tab/>END;</text:p>
      <text:p text:style-name="P7"><text:tab/>$$;</text:p>
      <text:p text:style-name="P7"/>
      <text:p text:style-name="P7"><text:tab/>CREATE TRIGGER update_summary_after_detail_change</text:p>
      <text:p text:style-name="P7"><text:tab/>AFTER INSERT OR UPDATE ON customer_retention_details</text:p>
      <text:p text:style-name="P7"><text:tab/>FOR EACH ROW</text:p>
      <text:p text:style-name="P12"><text:tab/>EXECUTE FUNCTION update_summary_table();</text:p>
      <text:p text:style-name="P12"><text:soft-page-break/><text:span text:style-name="T16">F. <text:s/>Provide an original stored procedure in a text format that can be used to refresh the data in both the detailed table and summary table. The procedure should clear the contents of the detailed table and summary table and perform the raw data extraction from part D.</text:span></text:p>
      <text:p text:style-name="P7"><text:tab/>CREATE OR REPLACE PROCEDURE refresh_retention_tables()</text:p>
      <text:p text:style-name="P7"><text:tab/>LANGUAGE plpgsql AS $$</text:p>
      <text:p text:style-name="P7"><text:tab/>BEGIN</text:p>
      <text:p text:style-name="P7"><text:tab/><text:tab/>-- Truncates both tables</text:p>
      <text:p text:style-name="P12"><text:tab/><text:tab/>TRUNCATE TABLE customer_retention_details, customer_retention_summary;</text:p>
      <text:p text:style-name="P7"/>
      <text:p text:style-name="P7"><text:tab/><text:tab/>-- Renews detailed table</text:p>
      <text:p text:style-name="P7"><text:tab/><text:tab/>INSERT INTO customer_retention_details (store_id, avg_retention_days)</text:p>
      <text:p text:style-name="P7"><text:tab/><text:tab/>SELECT</text:p>
      <text:p text:style-name="P7"><text:tab/><text:tab/><text:tab/><text:span text:style-name="T17">i</text:span>.store_id,</text:p>
      <text:p text:style-name="P7"><text:tab/><text:tab/><text:tab/>AVG(calculate_retention_days(c.customer_id)) AS avg_retention_days</text:p>
      <text:p text:style-name="P13"><text:tab/><text:tab/>FROM customer c</text:p>
      <text:p text:style-name="P13"><text:tab/><text:tab/>INNER JOIN rental r ON c.customer_id = r.customer_id</text:p>
      <text:p text:style-name="P13"><text:tab/><text:tab/>INNER JOIN inventory i ON r.inventory_id = i.inventory_id</text:p>
      <text:p text:style-name="P13"><text:tab/><text:tab/>GROUP BY i.store_id;</text:p>
      <text:p text:style-name="P7"/>
      <text:p text:style-name="P7"><text:tab/><text:tab/>COMMIT;</text:p>
      <text:p text:style-name="P7"><text:tab/>END;</text:p>
      <text:p text:style-name="P7"><text:tab/>$$;</text:p>
      <text:p text:style-name="P7"/>
      <text:p text:style-name="P14"><text:tab/>-- Calls the procedure <text:span text:style-name="T18">to refresh data</text:span></text:p>
      <text:p text:style-name="P7"><text:tab/>CALL refresh_retention_tables();</text:p>
      <text:p text:style-name="P1"/>
      <text:p text:style-name="P1"><text:tab/>1. <text:s/>Identify a relevant job scheduling tool that can be used to automate the stored procedure.</text:p>
      <text:p text:style-name="P1"><text:tab/><text:span text:style-name="T19">For automating this stored procedure, the job scheduling tool pgAgent </text:span><text:span text:style-name="T20">from within pgAdmin 4, </text:span><text:span text:style-name="T19">is recommended. PgAgent is designed for PostgreSQL, has extensive logging</text:span><text:span text:style-name="T20"> and </text:span><text:span text:style-name="T21">has</text:span><text:span text:style-name="T19"> fast and easy to understand graphical user interface. The specific time and date for the monthly procedure is up to the business owner’s discretion, but I would recommend the first day of the month at 8:00 AM. This recommendation is based upon a standardized normal day working schedule.</text:span></text:p>
      <text:p text:style-name="P1"/>
      <text:p text:style-name="P1">G. <text:s/>Provide a Panopto video recording that includes the presenter and a vocalized demonstration of the functionality of the code used for the analysis.</text:p>
      <text:p text:style-name="P15"><text:tab/><text:span text:style-name="T22">The following link is to the Panopto video recording:</text:span></text:p>
      <text:p text:style-name="P15"><text:a xlink:type="simple" xlink:href="https://wgu.hosted.panopto.com/Panopto/Pages/Viewer.aspx?id=a018968d-7af0-4faf-9d1c-b1ed018781e4" text:style-name="Internet_20_link" text:visited-style-name="Visited_20_Internet_20_Link"><text:span text:style-name="T22">https://wgu.hosted.panopto.com/Panopto/Pages/Viewer.aspx?id=a018968d-7af0-4faf-9d1c-b1ed018781e4</text:span></text:a></text:p>
      <text:p text:style-name="P15"/>
      <text:p text:style-name="P1">Note: For instructions on how to access and use Panopto, use the "Panopto How-To Videos" web link provided below. To access Panopto's website, navigate to the web link titled "Panopto Access," and then choose to log in using the “WGU” option. If prompted, log in using your WGU student portal credentials, and then it will forward you to Panopto’s website.</text:p>
      <text:p text:style-name="P1"><text:tab/></text:p>
      <text:p text:style-name="P1"><text:soft-page-break/></text:p>
      <text:p text:style-name="P1">To submit your recording, upload it to the Panopto drop box titled “Advanced Data Management D191 | D326 (Student Creators) [assignments].” Once the recording has been uploaded and processed in Panopto's system, retrieve the URL of the recording from Panopto and copy and paste it into the Links option. Upload the remaining task requirements using the Attachments option.</text:p>
      <text:p text:style-name="P1"><text:tab/></text:p>
      <text:p text:style-name="P1"/>
      <text:p text:style-name="P1">H. <text:s/>Acknowledge all utilized sources, including any sources of third-party code, using in-text citations and references. If no sources are used, clearly declare that no sources were used to support your submission.</text:p>
      <text:p text:style-name="P1"><text:tab/><text:span text:style-name="T23">There were no outside resources that were used for third-party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2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Times New Roman1" officeooo:rsid="000dffee" officeooo:paragraph-rsid="000dffee"/>
    </style:style>
    <style:style style:name="MT1" style:family="text">
      <style:text-properties officeooo:rsid="000eaf39"/>
    </style:style>
    <style:style style:name="MT2" style:family="text">
      <style:text-properties officeooo:rsid="003ea0a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uardo Alberto Salinas</text:p>
        <text:p text:style-name="MP1">Performance Assessment: Advanced Data Management (CSN1)</text:p>
        <text:p text:style-name="MP1"><text:span text:style-name="MT1">0</text:span>9/<text:span text:style-name="MT2">16</text:span>/2024</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7:55:28.266000000</meta:creation-date>
    <dc:date>2024-09-16T19:07:37.264000000</dc:date>
    <meta:editing-duration>PT8H3M44S</meta:editing-duration>
    <meta:editing-cycles>32</meta:editing-cycles>
    <meta:generator>LibreOffice/24.8.1.2$Windows_X86_64 LibreOffice_project/87fa9aec1a63e70835390b81c40bb8993f1d4ff6</meta:generator>
    <meta:document-statistic meta:table-count="0" meta:image-count="0" meta:object-count="0" meta:page-count="5" meta:paragraph-count="119" meta:word-count="1342" meta:character-count="9185" meta:non-whitespace-character-count="7777"/>
  </office:meta>
</office:document-meta>
</file>